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B50000014D3B667A46456EC9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paragraph-rsid="001b83eb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officeooo:rsid="001fc845" officeooo:paragraph-rsid="001fc84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officeooo:paragraph-rsid="001fc845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rsid="001fc845" officeooo:paragraph-rsid="001fc845" style:font-name-asian="Webdings" style:font-size-asian="16pt" style:font-name-complex="Webdings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officeooo:paragraph-rsid="001fc845" style:font-name-asian="Webdings" style:font-size-asian="10pt" style:font-name-complex="Webdings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officeooo:paragraph-rsid="001fc845" style:font-name-asian="Webdings" style:font-size-asian="9pt" style:font-name-complex="Webdings" style:font-size-complex="9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1fc845" style:font-name-asian="Webdings" style:font-size-asian="9pt" style:font-name-complex="Webdings" style:font-size-complex="9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size="8pt" officeooo:paragraph-rsid="001fc845" style:font-size-asian="8pt" style:font-size-complex="8pt"/>
    </style:style>
    <style:style style:name="P13" style:family="paragraph" style:parent-style-name="Standard" style:master-page-name="">
      <loext:graphic-properties draw:fill="none"/>
      <style:paragraph-properties fo:margin-left="0.1866in" fo:margin-right="0.1866in" fo:text-align="center" style:justify-single-word="false" fo:text-indent="0in" style:auto-text-indent="false" style:page-number="auto" fo:background-color="transparent"/>
      <style:text-properties officeooo:paragraph-rsid="001f1644"/>
    </style:style>
    <style:style style:name="P14" style:family="paragraph" style:parent-style-name="Standard" style:master-page-name="">
      <loext:graphic-properties draw:fill="none"/>
      <style:paragraph-properties fo:margin-left="0.1866in" fo:margin-right="0.1866in" fo:text-align="center" style:justify-single-word="false" fo:text-indent="0in" style:auto-text-indent="false" style:page-number="auto" fo:background-color="transparent"/>
      <style:text-properties officeooo:paragraph-rsid="001fc845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style:font-name="Arial" fo:font-size="7pt" officeooo:rsid="001d765a" style:font-name-asian="Webdings" style:font-size-asian="7pt" style:font-name-complex="Webdings" style:font-size-complex="7pt"/>
    </style:style>
    <style:style style:name="T2" style:family="text">
      <style:text-properties style:font-name="Arial" fo:font-size="7pt" officeooo:rsid="001f1644" style:font-name-asian="Webdings" style:font-size-asian="7pt" style:font-name-complex="Webdings" style:font-size-complex="7pt"/>
    </style:style>
    <style:style style:name="T3" style:family="text">
      <style:text-properties style:font-name="Arial" fo:font-size="7pt" officeooo:rsid="001fc845" style:font-name-asian="Webdings" style:font-size-asian="7pt" style:font-name-complex="Webdings" style:font-size-complex="7pt"/>
    </style:style>
    <style:style style:name="T4" style:family="text">
      <style:text-properties style:font-name="Arial" fo:font-size="7pt" officeooo:rsid="002158cf" style:font-name-asian="Webdings" style:font-size-asian="7pt" style:font-name-complex="Webdings" style:font-size-complex="7pt"/>
    </style:style>
    <style:style style:name="T5" style:family="text">
      <style:text-properties style:font-name="Arial" fo:font-size="7pt" style:text-underline-style="solid" style:text-underline-type="double" style:text-underline-width="auto" style:text-underline-color="font-color" officeooo:rsid="001f1644" style:font-name-asian="Webdings" style:font-size-asian="7pt" style:font-name-complex="Webdings" style:font-size-complex="7pt"/>
    </style:style>
    <style:style style:name="T6" style:family="text">
      <style:text-properties style:font-name="Arial" fo:font-size="7pt" style:text-underline-style="none" officeooo:rsid="001f1644" style:font-name-asian="Webdings" style:font-size-asian="7pt" style:font-name-complex="Webdings" style:font-size-complex="7pt"/>
    </style:style>
    <style:style style:name="T7" style:family="text">
      <style:text-properties style:text-position="super 58%" style:font-name="Arial" fo:font-size="7pt" officeooo:rsid="001f1644" style:font-name-asian="Webdings" style:font-size-asian="7pt" style:font-name-complex="Webdings" style:font-size-complex="7pt"/>
    </style:style>
    <style:style style:name="T8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5" svg:x1="0.1252in" svg:y1="3in" svg:x2="3.8752in" svg:y2="3in">
        <text:p/>
      </draw:line>
      <draw:frame text:anchor-type="page" text:anchor-page-number="1" draw:z-index="1" draw:style-name="gr2" draw:text-style-name="P16" svg:width="2.3961in" svg:height="0.5453in" draw:transform="rotate (-3.14159265358979) translate (3.19791666666667in 1.74513888888889in)">
        <draw:text-box>
          <text:p text:style-name="P15"><text:span text:style-name="T8">Iowa Scaled Engineering, LLC</text:span></text:p>
          <text:p text:style-name="P15"><text:span text:style-name="T8"/></text:p>
          <text:p text:style-name="P15"><text:span text:style-name="T8">http://iascaled.com/</text:span></text:p>
        </draw:text-box>
      </draw:frame>
      <draw:line text:anchor-type="page" text:anchor-page-number="2" draw:z-index="4" draw:style-name="gr1" draw:text-style-name="P15" svg:x1="0.1252in" svg:y1="3in" svg:x2="3.8752in" svg:y2="3in">
        <text:p/>
      </draw:line>
      <draw:frame text:anchor-type="page" text:anchor-page-number="2" draw:z-index="5" draw:style-name="gr2" draw:text-style-name="P16" svg:width="2.3961in" svg:height="0.5453in" draw:transform="rotate (-3.14159265358979) translate (3.19791666666667in 1.74513888888889in)">
        <draw:text-box>
          <text:p text:style-name="P15"><text:span text:style-name="T8">Iowa Scaled Engineering, LLC</text:span></text:p>
          <text:p text:style-name="P15"><text:span text:style-name="T8"/></text:p>
          <text:p text:style-name="P15"><text:span text:style-name="T8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3B667A46456EC9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Signal Mast Kit<text:line-break/>Single Head</text:p>
      <text:p text:style-name="P2"/>
      <text:p text:style-name="P13"><text:span text:style-name="T2">Single head signal that can be used as a stand-in for the final, prototypical signals when in the design or testing phase of a model railroad. <text:s/>Sold in packs of 6. <text:s/>Includes easy-to-use screw terminal bases.</text:span></text:p>
      <text:p text:style-name="P3"/>
      <text:p text:style-name="P7">CKT-SIGNAL-1X</text:p>
      <text:p text:style-name="P10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paragraph" svg:y="3.6in" svg:width="3in" svg:height="0.3299in" draw:z-index="3"><draw:image xlink:href="Pictures/1000020100000BB50000014D3B667A46456EC9B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4">Signal Mast Kit<text:line-break/>Dual Head</text:p>
      <text:p text:style-name="P8"/>
      <text:p text:style-name="P14"><text:span text:style-name="T3">Dual</text:span><text:span text:style-name="T2"> head signal that can be used as a stand-in for the final, prototypical signals when in the design or testing phase of a model railroad. <text:s/>Sold in packs of </text:span><text:span text:style-name="T4">3</text:span><text:span text:style-name="T2">. <text:s/>Includes easy-to-use screw terminal bases.</text:span></text:p>
      <text:p text:style-name="P9"/>
      <text:p text:style-name="P7">CKT-SIGNAL-2X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5.1.6.2$Linux_X86_64 LibreOffice_project/10m0$Build-2</meta:generator>
    <dc:date>2017-06-17T16:47:47.446286037</dc:date>
    <meta:editing-duration>PT50M2S</meta:editing-duration>
    <meta:editing-cycles>20</meta:editing-cycles>
    <meta:document-statistic meta:table-count="0" meta:image-count="2" meta:object-count="0" meta:page-count="2" meta:paragraph-count="6" meta:word-count="84" meta:character-count="490" meta:non-whitespace-character-count="408"/>
  </office:meta>
</office:document-meta>
</file>